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âches</text:p>
      <text:p text:style-name="P1"/>
      <text:p text:style-name="P3">*En cours</text:p>
      <text:p text:style-name="P2"/>
      <text:p text:style-name="P3">Bastien :</text:p>
      <text:p text:style-name="P3"/>
      <text:p text:style-name="P3">- Page contact (Envoie mail, adresse, map...etc)*</text:p>
      <text:p text:style-name="P3">- Test et Reviews / Tutoriels</text:p>
      <text:p text:style-name="P3"/>
      <text:p text:style-name="P3"/>
      <text:p text:style-name="P3">Mathieu :</text:p>
      <text:p text:style-name="P3"/>
      <text:p text:style-name="P3">- Accueil* → Jeux concours / (Sponsors)</text:p>
      <text:p text:style-name="P3">- Page Gaming / Bureau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15:06:41.782079559</meta:creation-date>
    <dc:date>2017-10-26T19:08:04.33</dc:date>
    <meta:editing-duration>PT15M47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8" meta:word-count="32" meta:character-count="177"/>
    <dc:creator>Mathieu Sammier</dc:creator>
  </office:meta>
</office:document-meta>
</file>